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 Mono" fo:font-size="16pt" fo:font-weight="bold" officeooo:rsid="00159ffd" officeooo:paragraph-rsid="00159ff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DejaVu Sans Mono" fo:font-size="16pt" fo:font-weight="bold" officeooo:rsid="00184a90" officeooo:paragraph-rsid="00184a90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DejaVu Sans Mono" fo:font-size="12pt" fo:font-weight="normal" officeooo:rsid="00159ffd" officeooo:paragraph-rsid="00159ffd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DejaVu Sans Mono" fo:font-size="12pt" fo:font-weight="normal" officeooo:rsid="00184a90" officeooo:paragraph-rsid="00184a90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DejaVu Sans Mono" fo:font-size="12pt" fo:font-weight="bold" officeooo:rsid="00184a90" officeooo:paragraph-rsid="00184a90" style:font-size-asian="10.5pt" style:font-weight-asian="bold" style:font-size-complex="12pt" style:font-weight-complex="bold"/>
    </style:style>
    <style:style style:name="P6" style:family="paragraph" style:parent-style-name="Standard" style:list-style-name="L1">
      <style:text-properties style:font-name="DejaVu Sans Mono" fo:font-size="12pt" fo:font-weight="normal" officeooo:rsid="00159ffd" officeooo:paragraph-rsid="00159ffd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DejaVu Sans Mono" fo:font-size="12pt" fo:font-weight="normal" officeooo:rsid="00159ffd" officeooo:paragraph-rsid="00159ffd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DejaVu Sans Mono" fo:font-size="12pt" fo:font-weight="normal" officeooo:rsid="00159ffd" officeooo:paragraph-rsid="001a0ebd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DejaVu Sans Mono" fo:font-size="12pt" fo:font-weight="normal" officeooo:rsid="00184a90" officeooo:paragraph-rsid="00184a90" style:font-size-asian="10.5pt" style:font-weight-asian="normal" style:font-size-complex="12pt" style:font-weight-complex="normal"/>
    </style:style>
    <style:style style:name="T1" style:family="text">
      <style:text-properties officeooo:rsid="0016ce64"/>
    </style:style>
    <style:style style:name="T2" style:family="text">
      <style:text-properties officeooo:rsid="0016dbf5"/>
    </style:style>
    <style:style style:name="T3" style:family="text">
      <style:text-properties officeooo:rsid="00184a90"/>
    </style:style>
    <style:style style:name="T4" style:family="text">
      <style:text-properties officeooo:rsid="001a0eb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Что нужно фиксировать</text:p>
      <text:p text:style-name="P4">- Источник прислал</text:p>
      <text:p text:style-name="P4">- Положили в буфер</text:p>
      <text:p text:style-name="P4">- Убрали из буфера</text:p>
      <text:p text:style-name="P4">- Положили в девайс</text:p>
      <text:p text:style-name="P4">- Убрали из девайса</text:p>
      <text:p text:style-name="P4">- <text:span text:style-name="T4">Количество заявок</text:span></text:p>
      <text:p text:style-name="P4">- <text:span text:style-name="T4">Количетсво выполеннных заявок</text:span></text:p>
      <text:p text:style-name="P4">- <text:span text:style-name="T4">Количетсво отмененных заявок</text:span></text:p>
      <text:p text:style-name="P5"/>
      <text:p text:style-name="P1">EventTypes</text:p>
      <text:list text:style-name="L1">
        <text:list-item>
          <text:p text:style-name="P6">OrderCreated</text:p>
        </text:list-item>
        <text:list-item>
          <text:p text:style-name="P6">Order<text:span text:style-name="T3">Device</text:span><text:span text:style-name="T1">Process</text:span><text:span text:style-name="T2">ing</text:span><text:span text:style-name="T3">Finished</text:span></text:p>
        </text:list-item>
      </text:list>
      <text:p text:style-name="P3"/>
      <text:p text:style-name="P3"/>
      <text:p text:style-name="P3"/>
      <text:p text:style-name="P8">OrderCreated — put in device or buffer or reject</text:p>
      <text:p text:style-name="P8">Order<text:span text:style-name="T3">Device</text:span><text:span text:style-name="T1">Process</text:span><text:span text:style-name="T2">ing</text:span><text:span text:style-name="T3">Finished — </text:span><text:span text:style-name="T4">extract from buffer or dont give a <text:s/>shi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1T16:19:25.375597903</meta:creation-date>
    <meta:generator>LibreOffice/7.4.7.2$Linux_X86_64 LibreOffice_project/40$Build-2</meta:generator>
    <dc:date>2023-10-22T15:23:50.230951125</dc:date>
    <meta:editing-duration>PT7H45M54S</meta:editing-duration>
    <meta:editing-cycles>6</meta:editing-cycles>
    <meta:document-statistic meta:table-count="0" meta:image-count="0" meta:object-count="0" meta:page-count="1" meta:paragraph-count="14" meta:word-count="55" meta:character-count="366" meta:non-whitespace-character-count="324"/>
  </office:meta>
</office:document-meta>
</file>